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color="#7030A0" fo:font-size="14pt" style:font-size-asian="14pt" style:font-size-complex="14pt" style:language-asian="de" style:country-asian="DE"/>
    </style:style>
    <style:style style:name="T3" style:parent-style-name="Absatz-Standardschriftart" style:family="text">
      <style:text-properties style:font-name="Liberation Sans" fo:color="#7030A0" fo:font-size="14pt" style:font-size-asian="14pt" style:font-size-complex="14pt" style:language-asian="de" style:country-asian="DE"/>
    </style:style>
    <style:style style:name="T4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style:language-asian="de" style:country-asian="DE"/>
    </style:style>
    <style:style style:name="T5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/>
    </style:style>
    <style:style style:name="T6" style:parent-style-name="Absatz-Standardschriftart" style:family="text">
      <style:text-properties style:font-name="Liberation Sans" fo:color="#666666" fo:font-size="14pt" style:font-size-asian="14pt" style:font-size-complex="14pt"/>
    </style:style>
    <style:style style:name="T7" style:parent-style-name="Absatz-Standardschriftart" style:family="text">
      <style:text-properties style:font-name="Liberation Sans" fo:color="#666666" fo:font-size="14pt" style:font-size-asian="14pt" style:font-size-complex="14pt" style:language-asian="de" style:country-asian="DE"/>
    </style:style>
    <style:style style:name="T8" style:parent-style-name="Absatz-Standardschriftart" style:family="text">
      <style:text-properties style:font-name="Liberation Sans" fo:color="#666666" fo:font-size="14pt" style:font-size-asian="14pt" style:font-size-complex="14pt" style:language-asian="de" style:country-asian="DE"/>
    </style:style>
    <style:style style:name="P9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0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1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2" style:parent-style-name="Standard" style:family="paragraph">
      <style:paragraph-properties fo:line-height="150%"/>
    </style:style>
    <style:style style:name="T13" style:parent-style-name="Absatz-Standardschriftart" style:family="text">
      <style:text-properties style:font-name="Liberation Sans" fo:font-size="11pt" style:font-size-asian="11pt" style:font-size-complex="11pt"/>
    </style:style>
    <style:style style:name="T14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15" style:parent-style-name="Absatz-Standardschriftart" style:family="text">
      <style:text-properties style:font-name="Liberation Sans" fo:font-size="11pt" style:font-size-asian="11pt" style:font-size-complex="11pt"/>
    </style:style>
    <style:style style:name="P16" style:parent-style-name="Listenabsatz" style:family="paragraph">
      <style:paragraph-properties fo:margin-left="0.625in" fo:text-indent="-0.375in">
        <style:tab-stops/>
      </style:paragraph-properties>
    </style:style>
    <style:style style:name="T17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T18" style:parent-style-name="Absatz-Standardschriftart" style:family="text">
      <style:text-properties fo:color="#7030A0" fo:font-size="14pt" style:font-size-asian="14pt" style:font-size-complex="14pt"/>
    </style:style>
    <style:style style:name="T19" style:parent-style-name="Absatz-Standardschriftart" style:family="text">
      <style:text-properties fo:color="#7030A0" fo:font-size="14pt" style:font-size-asian="14pt" style:font-size-complex="14pt"/>
    </style:style>
    <style:style style:name="T20" style:parent-style-name="Absatz-Standardschriftart" style:family="text">
      <style:text-properties fo:color="#7030A0" fo:font-size="10pt" style:font-size-asian="10pt" style:font-size-complex="10pt"/>
    </style:style>
    <style:style style:name="P21" style:parent-style-name="Standard" style:family="paragraph">
      <style:paragraph-properties fo:line-height="150%"/>
      <style:text-properties style:font-name="Liberation Sans" fo:font-size="8pt" style:font-size-asian="8pt" style:font-size-complex="8pt"/>
    </style:style>
    <style:style style:name="P22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3" style:parent-style-name="Standard" style:family="paragraph">
      <style:paragraph-properties fo:line-height="150%"/>
    </style:style>
    <style:style style:name="T24" style:parent-style-name="Absatz-Standardschriftart" style:family="text">
      <style:text-properties style:font-name="Liberation Sans" fo:font-size="11pt" style:font-size-asian="11pt" style:font-size-complex="11pt"/>
    </style:style>
    <style:style style:name="T25" style:parent-style-name="Absatz-Standardschriftart" style:family="text">
      <style:text-properties style:font-name="Liberation Sans" fo:font-size="11pt" style:font-size-asian="11pt" style:font-size-complex="11pt"/>
    </style:style>
    <style:style style:name="T26" style:parent-style-name="Absatz-Standardschriftart" style:family="text">
      <style:text-properties style:font-name="Liberation Sans" fo:font-size="11pt" style:font-size-asian="11pt" style:font-size-complex="11pt"/>
    </style:style>
    <style:style style:name="T27" style:parent-style-name="Absatz-Standardschriftart" style:family="text">
      <style:text-properties style:font-name="Liberation Sans" fo:font-size="11pt" style:font-size-asian="11pt" style:font-size-complex="11pt"/>
    </style:style>
    <style:style style:name="T28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29" style:parent-style-name="Absatz-Standardschriftart" style:family="text">
      <style:text-properties style:font-name="Liberation Sans" fo:font-size="11pt" style:font-size-asian="11pt" style:font-size-complex="11pt"/>
    </style:style>
    <style:style style:name="T30" style:parent-style-name="Absatz-Standardschriftart" style:family="text">
      <style:text-properties style:font-name="Liberation Sans" fo:font-size="11pt" style:font-size-asian="11pt" style:font-size-complex="11pt"/>
    </style:style>
    <style:style style:name="P31" style:parent-style-name="Standard" style:family="paragraph">
      <style:paragraph-properties fo:line-height="150%" fo:margin-left="0.4923in">
        <style:tab-stops/>
      </style:paragraph-properties>
    </style:style>
    <style:style style:name="T32" style:parent-style-name="Absatz-Standardschriftart" style:family="text">
      <style:text-properties style:font-name="Liberation Sans" fo:font-size="11pt" style:font-size-asian="11pt" style:font-size-complex="11pt"/>
    </style:style>
    <style:style style:name="T33" style:parent-style-name="Absatz-Standardschriftart" style:family="text">
      <style:text-properties style:font-name="Liberation Sans" fo:font-size="11pt" style:font-size-asian="11pt" style:font-size-complex="11pt"/>
    </style:style>
    <style:style style:name="T34" style:parent-style-name="Absatz-Standardschriftart" style:family="text">
      <style:text-properties style:font-name="Liberation Sans" fo:font-size="11pt" style:font-size-asian="11pt" style:font-size-complex="11pt"/>
    </style:style>
    <style:style style:name="T35" style:parent-style-name="Absatz-Standardschriftart" style:family="text">
      <style:text-properties style:font-name="Liberation Sans" fo:font-size="11pt" style:font-size-asian="11pt" style:font-size-complex="11pt"/>
    </style:style>
    <style:style style:name="T36" style:parent-style-name="Absatz-Standardschriftart" style:family="text">
      <style:text-properties style:font-name="Liberation Sans" fo:font-size="11pt" style:font-size-asian="11pt" style:font-size-complex="11pt"/>
    </style:style>
    <style:style style:name="T3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38" style:parent-style-name="Absatz-Standardschriftart" style:family="text">
      <style:text-properties style:font-name="Liberation Sans" fo:color="#FF0000" fo:font-size="11pt" style:font-size-asian="11pt" style:font-size-complex="11pt"/>
    </style:style>
    <style:style style:name="T3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40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4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42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/>
    </style:style>
    <style:style style:name="T4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/>
    </style:style>
    <style:style style:name="T4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/>
    </style:style>
    <style:style style:name="T4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4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/>
    </style:style>
    <style:style style:name="T4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48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/>
    </style:style>
    <style:style style:name="T4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50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5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P52" style:parent-style-name="Standard" style:family="paragraph">
      <style:paragraph-properties fo:line-height="150%" fo:margin-left="0.4923in">
        <style:tab-stops/>
      </style:paragraph-properties>
    </style:style>
    <style:style style:name="T5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5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5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/>
    </style:style>
    <style:style style:name="T5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5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5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5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60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/>
    </style:style>
    <style:style style:name="T61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/>
    </style:style>
    <style:style style:name="T6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6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6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65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/>
    </style:style>
    <style:style style:name="T66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/>
    </style:style>
    <style:style style:name="T6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6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6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70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71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/>
    </style:style>
    <style:style style:name="T72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/>
    </style:style>
    <style:style style:name="T7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/>
    </style:style>
    <style:style style:name="T7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7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7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7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P78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79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80" style:parent-style-name="Listenabsatz" style:family="paragraph">
      <style:paragraph-properties fo:line-height="102%" fo:margin-left="0in">
        <style:tab-stops/>
      </style:paragraph-properties>
    </style:style>
    <style:style style:name="P81" style:parent-style-name="Listenabsatz" style:family="paragraph">
      <style:paragraph-properties fo:line-height="102%" fo:margin-left="0in">
        <style:tab-stops/>
      </style:paragraph-properties>
    </style:style>
    <style:style style:name="T82" style:parent-style-name="Absatz-Standardschriftart" style:family="text">
      <style:text-properties fo:color="#7030A0" fo:font-size="14pt" style:font-size-asian="14pt" style:font-size-complex="14pt"/>
    </style:style>
    <style:style style:name="T83" style:parent-style-name="Absatz-Standardschriftart" style:family="text">
      <style:text-properties fo:color="#7030A0" fo:font-size="14pt" style:font-size-asian="14pt" style:font-size-complex="14pt"/>
    </style:style>
    <style:style style:name="T84" style:parent-style-name="Absatz-Standardschriftart" style:family="text">
      <style:text-properties fo:color="#7030A0" fo:font-size="14pt" style:font-size-asian="14pt" style:font-size-complex="14pt"/>
    </style:style>
    <style:style style:name="T85" style:parent-style-name="Absatz-Standardschriftart" style:family="text">
      <style:text-properties fo:color="#7030A0" fo:font-size="10pt" style:font-size-asian="10pt" style:font-size-complex="10pt"/>
    </style:style>
    <style:style style:name="P86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87" style:parent-style-name="Standard" style:family="paragraph">
      <style:paragraph-properties fo:line-height="150%"/>
    </style:style>
    <style:style style:name="T88" style:parent-style-name="Absatz-Standardschriftart" style:family="text">
      <style:text-properties style:font-name="Liberation Sans" fo:font-size="11pt" style:font-size-asian="11pt" style:font-size-complex="11pt"/>
    </style:style>
    <style:style style:name="T89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90" style:parent-style-name="Absatz-Standardschriftart" style:family="text">
      <style:text-properties style:font-name="Liberation Sans" fo:font-size="11pt" style:font-size-asian="11pt" style:font-size-complex="11pt"/>
    </style:style>
    <style:style style:name="T91" style:parent-style-name="Absatz-Standardschriftart" style:family="text">
      <style:text-properties style:font-name="Liberation Sans" fo:font-size="11pt" style:font-size-asian="11pt" style:font-size-complex="11pt"/>
    </style:style>
    <style:style style:name="T92" style:parent-style-name="Absatz-Standardschriftart" style:family="text">
      <style:text-properties style:font-name="Liberation Sans" fo:font-size="11pt" style:font-size-asian="11pt" style:font-size-complex="11pt"/>
    </style:style>
    <style:style style:name="T9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94" style:parent-style-name="Absatz-Standardschriftart" style:family="text">
      <style:text-properties style:font-name="Liberation Sans" fo:font-size="11pt" style:font-size-asian="11pt" style:font-size-complex="11pt"/>
    </style:style>
    <style:style style:name="T95" style:parent-style-name="Absatz-Standardschriftart" style:family="text">
      <style:text-properties style:font-name="Liberation Sans" fo:font-size="11pt" style:font-size-asian="11pt" style:font-size-complex="11pt"/>
    </style:style>
    <style:style style:name="T96" style:parent-style-name="Absatz-Standardschriftart" style:family="text">
      <style:text-properties style:font-name="Liberation Sans" fo:font-size="11pt" style:font-size-asian="11pt" style:font-size-complex="11pt"/>
    </style:style>
    <style:style style:name="T97" style:parent-style-name="Absatz-Standardschriftart" style:family="text">
      <style:text-properties style:font-name="Liberation Sans" fo:font-size="11pt" style:font-size-asian="11pt" style:font-size-complex="11pt"/>
    </style:style>
    <style:style style:name="T98" style:parent-style-name="Absatz-Standardschriftart" style:family="text">
      <style:text-properties style:font-name="Liberation Sans" fo:font-size="11pt" style:font-size-asian="11pt" style:font-size-complex="11pt"/>
    </style:style>
    <style:style style:name="T99" style:parent-style-name="Absatz-Standardschriftart" style:family="text">
      <style:text-properties style:font-name="Liberation Sans" fo:font-size="11pt" style:font-size-asian="11pt" style:font-size-complex="11pt"/>
    </style:style>
    <style:style style:name="P100" style:parent-style-name="Standard" style:family="paragraph">
      <style:paragraph-properties fo:line-height="150%" fo:margin-left="0.4923in">
        <style:tab-stops/>
      </style:paragraph-properties>
    </style:style>
    <style:style style:name="T101" style:parent-style-name="Absatz-Standardschriftart" style:family="text">
      <style:text-properties style:font-name="Liberation Sans" fo:font-size="11pt" style:font-size-asian="11pt" style:font-size-complex="11pt"/>
    </style:style>
    <style:style style:name="T102" style:parent-style-name="Absatz-Standardschriftart" style:family="text">
      <style:text-properties style:font-name="Liberation Sans" fo:font-size="11pt" style:font-size-asian="11pt" style:font-size-complex="11pt"/>
    </style:style>
    <style:style style:name="T103" style:parent-style-name="Absatz-Standardschriftart" style:family="text">
      <style:text-properties style:font-name="Liberation Sans" fo:font-size="11pt" style:font-size-asian="11pt" style:font-size-complex="11pt"/>
    </style:style>
    <style:style style:name="T104" style:parent-style-name="Absatz-Standardschriftart" style:family="text">
      <style:text-properties style:font-name="Liberation Sans" fo:font-size="11pt" style:font-size-asian="11pt" style:font-size-complex="11pt"/>
    </style:style>
    <style:style style:name="T105" style:parent-style-name="Absatz-Standardschriftart" style:family="text">
      <style:text-properties style:font-name="Liberation Sans" fo:font-size="11pt" style:font-size-asian="11pt" style:font-size-complex="11pt"/>
    </style:style>
    <style:style style:name="T106" style:parent-style-name="Absatz-Standardschriftart" style:family="text">
      <style:text-properties style:font-name="Liberation Sans" fo:font-size="11pt" style:font-size-asian="11pt" style:font-size-complex="11pt"/>
    </style:style>
    <style:style style:name="T107" style:parent-style-name="Absatz-Standardschriftart" style:family="text">
      <style:text-properties style:font-name="Liberation Sans" fo:font-size="11pt" style:font-size-asian="11pt" style:font-size-complex="11pt"/>
    </style:style>
    <style:style style:name="T108" style:parent-style-name="Absatz-Standardschriftart" style:family="text">
      <style:text-properties style:font-name="Liberation Sans" fo:font-size="11pt" style:font-size-asian="11pt" style:font-size-complex="11pt"/>
    </style:style>
    <style:style style:name="T109" style:parent-style-name="Absatz-Standardschriftart" style:family="text">
      <style:text-properties style:font-name="Liberation Sans" fo:font-size="11pt" style:font-size-asian="11pt" style:font-size-complex="11pt"/>
    </style:style>
    <style:style style:name="T110" style:parent-style-name="Absatz-Standardschriftart" style:family="text">
      <style:text-properties style:font-name="Liberation Sans" fo:font-size="11pt" style:font-size-asian="11pt" style:font-size-complex="11pt"/>
    </style:style>
    <style:style style:name="T111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112" style:parent-style-name="Absatz-Standardschriftart" style:family="text">
      <style:text-properties style:font-name="Liberation Sans" fo:font-size="11pt" style:font-size-asian="11pt" style:font-size-complex="11pt"/>
    </style:style>
    <style:style style:name="P113" style:parent-style-name="Listenabsatz" style:family="paragraph">
      <style:paragraph-properties fo:margin-left="0in">
        <style:tab-stops/>
      </style:paragraph-properties>
    </style:style>
    <style:style style:name="P114" style:parent-style-name="Listenabsatz" style:family="paragraph">
      <style:paragraph-properties fo:margin-left="0in">
        <style:tab-stops/>
      </style:paragraph-properties>
    </style:style>
    <style:style style:name="T115" style:parent-style-name="Absatz-Standardschriftart" style:family="text">
      <style:text-properties fo:color="#7030A0" fo:font-size="14pt" style:font-size-asian="14pt" style:font-size-complex="14pt"/>
    </style:style>
    <style:style style:name="T116" style:parent-style-name="Absatz-Standardschriftart" style:family="text">
      <style:text-properties fo:color="#7030A0" fo:font-size="14pt" style:font-size-asian="14pt" style:font-size-complex="14pt"/>
    </style:style>
    <style:style style:name="T117" style:parent-style-name="Absatz-Standardschriftart" style:family="text">
      <style:text-properties fo:color="#7030A0" fo:font-size="14pt" style:font-size-asian="14pt" style:font-size-complex="14pt"/>
    </style:style>
    <style:style style:name="T118" style:parent-style-name="Absatz-Standardschriftart" style:family="text">
      <style:text-properties fo:color="#7030A0" fo:font-size="10pt" style:font-size-asian="10pt" style:font-size-complex="10pt"/>
    </style:style>
    <style:style style:name="P119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20" style:parent-style-name="Standard" style:family="paragraph">
      <style:paragraph-properties fo:line-height="150%"/>
    </style:style>
    <style:style style:name="T121" style:parent-style-name="Absatz-Standardschriftart" style:family="text">
      <style:text-properties style:font-name="Liberation Sans" fo:font-size="11pt" style:font-size-asian="11pt" style:font-size-complex="11pt"/>
    </style:style>
    <style:style style:name="T122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123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124" style:parent-style-name="Absatz-Standardschriftart" style:family="text">
      <style:text-properties style:font-name="Liberation Sans" fo:font-size="11pt" style:font-size-asian="11pt" style:font-size-complex="11pt"/>
    </style:style>
    <style:style style:name="P125" style:parent-style-name="Standard" style:family="paragraph">
      <style:paragraph-properties fo:line-height="150%" fo:margin-left="0.4916in">
        <style:tab-stops/>
      </style:paragraph-properties>
    </style:style>
    <style:style style:name="T126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127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128" style:parent-style-name="Absatz-Standardschriftart" style:family="text">
      <style:text-properties style:font-name="Liberation Sans" fo:font-size="11pt" style:font-size-asian="11pt" style:font-size-complex="11pt"/>
    </style:style>
    <style:style style:name="T129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130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P131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32" style:parent-style-name="Standard" style:family="paragraph">
      <style:paragraph-properties fo:line-height="150%"/>
    </style:style>
    <style:style style:name="T133" style:parent-style-name="Absatz-Standardschriftart" style:family="text">
      <style:text-properties style:font-name="Liberation Sans" fo:font-size="11pt" style:font-size-asian="11pt" style:font-size-complex="11pt"/>
    </style:style>
    <style:style style:name="T134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135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136" style:parent-style-name="Absatz-Standardschriftart" style:family="text">
      <style:text-properties style:font-name="Liberation Sans" fo:font-size="11pt" style:font-size-asian="11pt" style:font-size-complex="11pt"/>
    </style:style>
    <style:style style:name="T137" style:parent-style-name="Absatz-Standardschriftart" style:family="text">
      <style:text-properties style:font-name="Liberation Sans" fo:font-size="11pt" style:font-size-asian="11pt" style:font-size-complex="11pt"/>
    </style:style>
    <style:style style:name="T13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9" style:parent-style-name="Listenabsatz" style:family="paragraph">
      <style:paragraph-properties fo:margin-left="0.25in">
        <style:tab-stops/>
      </style:paragraph-properties>
    </style:style>
    <style:style style:name="T140" style:parent-style-name="Absatz-Standardschriftart" style:family="text">
      <style:text-properties fo:color="#7030A0" fo:font-size="14pt" style:font-size-asian="14pt" style:font-size-complex="14pt"/>
    </style:style>
    <style:style style:name="P141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42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43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44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45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46" style:parent-style-name="Standard" style:family="paragraph">
      <style:paragraph-properties fo:line-height="150%"/>
    </style:style>
    <style:style style:name="T147" style:parent-style-name="Absatz-Standardschriftart" style:family="text">
      <style:text-properties style:font-name="Liberation Sans" fo:font-size="11pt" style:font-size-asian="11pt" style:font-size-complex="11pt"/>
    </style:style>
    <style:style style:name="T148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149" style:parent-style-name="Absatz-Standardschriftart" style:family="text">
      <style:text-properties style:font-name="Liberation Sans" fo:font-size="11pt" style:font-size-asian="11pt" style:font-size-complex="11pt"/>
    </style:style>
    <style:style style:name="T150" style:parent-style-name="Absatz-Standardschriftart" style:family="text">
      <style:text-properties style:font-name="Liberation Sans" fo:font-size="11pt" style:font-size-asian="11pt" style:font-size-complex="11pt"/>
    </style:style>
    <style:style style:name="P151" style:parent-style-name="Listenabsatz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52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53" style:parent-style-name="Standard" style:family="paragraph">
      <style:paragraph-properties fo:line-height="150%"/>
    </style:style>
    <style:style style:name="T154" style:parent-style-name="Absatz-Standardschriftart" style:family="text">
      <style:text-properties style:font-name="Liberation Sans" fo:font-size="11pt" style:font-size-asian="11pt" style:font-size-complex="11pt"/>
    </style:style>
    <style:style style:name="T155" style:parent-style-name="Absatz-Standardschriftart" style:family="text">
      <style:text-properties style:font-name="Liberation Sans" fo:font-size="11pt" style:font-size-asian="11pt" style:font-size-complex="11pt"/>
    </style:style>
    <style:style style:name="T156" style:parent-style-name="Absatz-Standardschriftart" style:family="text">
      <style:text-properties style:font-name="Liberation Sans" fo:font-size="11pt" style:font-size-asian="11pt" style:font-size-complex="11pt"/>
    </style:style>
    <style:style style:name="T157" style:parent-style-name="Absatz-Standardschriftart" style:family="text">
      <style:text-properties style:font-name="Liberation Sans" fo:font-size="11pt" style:font-size-asian="11pt" style:font-size-complex="11pt"/>
    </style:style>
    <style:style style:name="T158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/>
    </style:style>
    <style:style style:name="T159" style:parent-style-name="Absatz-Standardschriftart" style:family="text">
      <style:text-properties style:font-name="Liberation Sans" fo:font-size="11pt" style:font-size-asian="11pt" style:font-size-complex="11pt"/>
    </style:style>
    <style:style style:name="T160" style:parent-style-name="Absatz-Standardschriftart" style:family="text">
      <style:text-properties style:font-name="Liberation Sans" fo:font-size="11pt" style:font-size-asian="11pt" style:font-size-complex="11pt"/>
    </style:style>
    <style:style style:name="T161" style:parent-style-name="Absatz-Standardschriftart" style:family="text">
      <style:text-properties style:font-name="Liberation Sans" fo:font-size="11pt" style:font-size-asian="11pt" style:font-size-complex="11pt"/>
    </style:style>
    <style:style style:name="T162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/>
    </style:style>
    <style:style style:name="T163" style:parent-style-name="Absatz-Standardschriftart" style:family="text">
      <style:text-properties style:font-name="Liberation Sans" fo:font-size="11pt" style:font-size-asian="11pt" style:font-size-complex="11pt"/>
    </style:style>
    <style:style style:name="T164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165" style:parent-style-name="Absatz-Standardschriftart" style:family="text">
      <style:text-properties style:font-name="Liberation Sans" fo:font-size="11pt" style:font-size-asian="11pt" style:font-size-complex="11pt"/>
    </style:style>
    <style:style style:name="P166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67" style:parent-style-name="Standard" style:family="paragraph">
      <style:paragraph-properties fo:line-height="150%"/>
    </style:style>
    <style:style style:name="T168" style:parent-style-name="Absatz-Standardschriftart" style:family="text">
      <style:text-properties style:font-name="Liberation Sans" fo:font-size="11pt" style:font-size-asian="11pt" style:font-size-complex="11pt"/>
    </style:style>
    <style:style style:name="T169" style:parent-style-name="Absatz-Standardschriftart" style:family="text">
      <style:text-properties style:font-name="Liberation Sans" fo:font-size="11pt" style:font-size-asian="11pt" style:font-size-complex="11pt"/>
    </style:style>
    <style:style style:name="T170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171" style:parent-style-name="Absatz-Standardschriftart" style:family="text">
      <style:text-properties style:font-name="Liberation Sans" fo:font-size="11pt" style:font-size-asian="11pt" style:font-size-complex="11pt"/>
    </style:style>
    <style:style style:name="P172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73" style:parent-style-name="Standard" style:family="paragraph">
      <style:paragraph-properties fo:line-height="150%"/>
    </style:style>
    <style:style style:name="T174" style:parent-style-name="Absatz-Standardschriftart" style:family="text">
      <style:text-properties style:font-name="Liberation Sans" fo:font-size="11pt" style:font-size-asian="11pt" style:font-size-complex="11pt"/>
    </style:style>
    <style:style style:name="T175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176" style:parent-style-name="Absatz-Standardschriftart" style:family="text">
      <style:text-properties style:font-name="Liberation Sans" fo:font-size="11pt" style:font-size-asian="11pt" style:font-size-complex="11pt"/>
    </style:style>
    <style:style style:name="P177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78" style:parent-style-name="Standard" style:family="paragraph">
      <style:paragraph-properties fo:line-height="150%"/>
    </style:style>
    <style:style style:name="T179" style:parent-style-name="Absatz-Standardschriftart" style:family="text">
      <style:text-properties style:font-name="Liberation Sans" fo:font-size="11pt" style:font-size-asian="11pt" style:font-size-complex="11pt"/>
    </style:style>
    <style:style style:name="T180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181" style:parent-style-name="Absatz-Standardschriftart" style:family="text">
      <style:text-properties style:font-name="Liberation Sans" fo:font-size="11pt" style:font-size-asian="11pt" style:font-size-complex="11pt"/>
    </style:style>
    <style:style style:name="P182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83" style:parent-style-name="Standard" style:family="paragraph">
      <style:paragraph-properties fo:line-height="150%" fo:margin-left="0.4923in">
        <style:tab-stops/>
      </style:paragraph-properties>
    </style:style>
    <style:style style:name="T184" style:parent-style-name="Absatz-Standardschriftart" style:family="text">
      <style:text-properties style:font-name="Liberation Sans" fo:font-size="11pt" style:font-size-asian="11pt" style:font-size-complex="11pt"/>
    </style:style>
    <style:style style:name="T185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86" style:parent-style-name="Absatz-Standardschriftart" style:family="text">
      <style:text-properties style:font-name="Liberation Sans" fo:color="#FF0000" fo:font-size="11pt" style:font-size-asian="11pt" style:font-size-complex="11pt"/>
    </style:style>
    <style:style style:name="T187" style:parent-style-name="Absatz-Standardschriftart" style:family="text">
      <style:text-properties style:font-name="Liberation Sans" fo:font-size="11pt" style:font-size-asian="11pt" style:font-size-complex="11pt"/>
    </style:style>
    <style:style style:name="T188" style:parent-style-name="Absatz-Standardschriftart" style:family="text">
      <style:text-properties style:font-name="Liberation Sans" fo:font-style="italic" style:font-style-asian="italic" fo:color="#FFFFFF" fo:font-size="11pt" style:font-size-asian="11pt" style:font-size-complex="11pt"/>
    </style:style>
    <style:style style:name="T189" style:parent-style-name="Absatz-Standardschriftart" style:family="text">
      <style:text-properties style:font-name="Liberation Sans" fo:color="#FFFFFF" fo:font-size="11pt" style:font-size-asian="11pt" style:font-size-complex="11pt"/>
    </style:style>
    <style:style style:name="T190" style:parent-style-name="Absatz-Standardschriftart" style:family="text">
      <style:text-properties style:font-name="Liberation Sans" fo:font-size="11pt" style:font-size-asian="11pt" style:font-size-complex="11pt"/>
    </style:style>
    <style:style style:name="P191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92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93" style:parent-style-name="Listenabsatz" style:list-style-name="WWNum10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94" style:parent-style-name="Listenabsatz" style:list-style-name="WWNum10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95" style:parent-style-name="Listenabsatz" style:list-style-name="WWNum10" style:family="paragraph">
      <style:paragraph-properties fo:line-height="150%"/>
    </style:style>
    <style:style style:name="T196" style:parent-style-name="Absatz-Standardschriftart" style:family="text">
      <style:text-properties style:font-name="Liberation Sans" fo:font-size="11pt" style:font-size-asian="11pt" style:font-size-complex="11pt"/>
    </style:style>
    <style:style style:name="T197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198" style:parent-style-name="Absatz-Standardschriftart" style:family="text">
      <style:text-properties style:font-name="Liberation Sans" fo:font-size="11pt" style:font-size-asian="11pt" style:font-size-complex="11pt"/>
    </style:style>
    <style:style style:name="T199" style:parent-style-name="Absatz-Standardschriftart" style:family="text">
      <style:text-properties style:font-name="Liberation Sans" fo:font-size="11pt" style:font-size-asian="11pt" style:font-size-complex="11pt"/>
    </style:style>
    <style:style style:name="P200" style:parent-style-name="Listenabsatz" style:list-style-name="WWNum10" style:family="paragraph">
      <style:paragraph-properties fo:line-height="150%"/>
    </style:style>
    <style:style style:name="T201" style:parent-style-name="Absatz-Standardschriftart" style:family="text">
      <style:text-properties style:font-name="Liberation Sans" fo:font-size="11pt" style:font-size-asian="11pt" style:font-size-complex="11pt"/>
    </style:style>
    <style:style style:name="T202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203" style:parent-style-name="Absatz-Standardschriftart" style:family="text">
      <style:text-properties style:font-name="Liberation Sans" fo:font-size="11pt" style:font-size-asian="11pt" style:font-size-complex="11pt"/>
    </style:style>
    <style:style style:name="T204" style:parent-style-name="Absatz-Standardschriftart" style:family="text">
      <style:text-properties style:font-name="Liberation Sans" fo:font-size="11pt" style:font-size-asian="11pt" style:font-size-complex="11pt"/>
    </style:style>
    <style:style style:name="T205" style:parent-style-name="Absatz-Standardschriftart" style:family="text">
      <style:text-properties style:font-name="Liberation Sans" fo:font-size="11pt" style:font-size-asian="11pt" style:font-size-complex="11pt"/>
    </style:style>
    <style:style style:name="T20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0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0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09" style:parent-style-name="Absatz-Standardschriftart" style:family="text">
      <style:text-properties style:font-name="Liberation Sans" fo:color="#FF0000" fo:font-size="11pt" style:font-size-asian="11pt" style:font-size-complex="11pt"/>
    </style:style>
    <style:style style:name="T210" style:parent-style-name="Absatz-Standardschriftart" style:family="text">
      <style:text-properties style:font-name="Liberation Sans" fo:font-size="11pt" style:font-size-asian="11pt" style:font-size-complex="11pt"/>
    </style:style>
    <style:style style:name="T211" style:parent-style-name="Absatz-Standardschriftart" style:family="text">
      <style:text-properties style:font-name="Liberation Sans" fo:color="#FF0000" fo:font-size="11pt" style:font-size-asian="11pt" style:font-size-complex="11pt"/>
    </style:style>
    <style:style style:name="T212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13" style:parent-style-name="Absatz-Standardschriftart" style:family="text">
      <style:text-properties style:font-name="Liberation Sans" fo:font-size="11pt" style:font-size-asian="11pt" style:font-size-complex="11pt"/>
    </style:style>
    <style:style style:name="P214" style:parent-style-name="Listenabsatz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15" style:parent-style-name="Standard" style:family="paragraph">
      <style:paragraph-properties fo:line-height="150%" fo:margin-left="0.4902in">
        <style:tab-stops/>
      </style:paragraph-properties>
    </style:style>
    <style:style style:name="T216" style:parent-style-name="Absatz-Standardschriftart" style:family="text">
      <style:text-properties style:font-name="Liberation Sans" style:font-style-complex="italic" fo:font-size="11pt" style:font-size-asian="11pt" style:font-size-complex="11pt"/>
    </style:style>
    <style:style style:name="T217" style:parent-style-name="Absatz-Standardschriftart" style:family="text">
      <style:text-properties style:font-name="Liberation Sans" style:font-style-complex="italic" fo:font-size="11pt" style:font-size-asian="11pt" style:font-size-complex="11pt"/>
    </style:style>
    <style:style style:name="T218" style:parent-style-name="Absatz-Standardschriftart" style:family="text">
      <style:text-properties style:font-name="Liberation Sans" fo:font-size="11pt" style:font-size-asian="11pt" style:font-size-complex="11pt"/>
    </style:style>
    <style:style style:name="T219" style:parent-style-name="Absatz-Standardschriftart" style:family="text">
      <style:text-properties style:font-name="Liberation Sans" fo:font-size="11pt" style:font-size-asian="11pt" style:font-size-complex="11pt"/>
    </style:style>
    <style:style style:name="T220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/>
    </style:style>
    <style:style style:name="T221" style:parent-style-name="Absatz-Standardschriftart" style:family="text">
      <style:text-properties style:font-name="Liberation Sans" fo:font-size="11pt" style:font-size-asian="11pt" style:font-size-complex="11pt"/>
    </style:style>
    <style:style style:name="T222" style:parent-style-name="Absatz-Standardschriftart" style:family="text">
      <style:text-properties style:font-name="Liberation Sans" fo:font-size="11pt" style:font-size-asian="11pt" style:font-size-complex="11pt"/>
    </style:style>
    <style:style style:name="T223" style:parent-style-name="Absatz-Standardschriftart" style:family="text">
      <style:text-properties style:font-name="Liberation Sans" fo:font-size="11pt" style:font-size-asian="11pt" style:font-size-complex="11pt"/>
    </style:style>
    <style:style style:name="T224" style:parent-style-name="Absatz-Standardschriftart" style:family="text">
      <style:text-properties style:font-name="Liberation Sans" fo:font-size="11pt" style:font-size-asian="11pt" style:font-size-complex="11pt"/>
    </style:style>
    <style:style style:name="P225" style:parent-style-name="Standard" style:family="paragraph">
      <style:paragraph-properties fo:line-height="150%" fo:margin-left="0.9847in">
        <style:tab-stops/>
      </style:paragraph-properties>
    </style:style>
    <style:style style:name="T22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22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P228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/>
    </style:style>
    <style:style style:name="P229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30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31" style:parent-style-name="Standard" style:family="paragraph">
      <style:paragraph-properties fo:line-height="150%"/>
    </style:style>
    <style:style style:name="T232" style:parent-style-name="Absatz-Standardschriftart" style:family="text">
      <style:text-properties style:font-name="Liberation Sans" fo:font-size="11pt" style:font-size-asian="11pt" style:font-size-complex="11pt"/>
    </style:style>
    <style:style style:name="T23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234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35" style:parent-style-name="Standard" style:family="paragraph">
      <style:paragraph-properties fo:line-height="150%"/>
    </style:style>
    <style:style style:name="T236" style:parent-style-name="Absatz-Standardschriftart" style:family="text">
      <style:text-properties style:font-name="Liberation Sans" fo:font-size="11pt" style:font-size-asian="11pt" style:font-size-complex="11pt"/>
    </style:style>
    <style:style style:name="T237" style:parent-style-name="Absatz-Standardschriftart" style:family="text">
      <style:text-properties style:font-name="Liberation Sans" fo:font-size="11pt" style:font-size-asian="11pt" style:font-size-complex="11pt"/>
    </style:style>
    <style:style style:name="T238" style:parent-style-name="Absatz-Standardschriftart" style:family="text">
      <style:text-properties style:font-name="Liberation Sans" fo:font-style="italic" style:font-style-asian="italic" fo:color="#FFFFFF" fo:font-size="11pt" style:font-size-asian="11pt" style:font-size-complex="11pt"/>
    </style:style>
    <style:style style:name="T239" style:parent-style-name="Absatz-Standardschriftart" style:family="text">
      <style:text-properties style:font-name="Liberation Sans" fo:color="#FFFFFF" fo:font-size="11pt" style:font-size-asian="11pt" style:font-size-complex="11pt"/>
    </style:style>
    <style:style style:name="T240" style:parent-style-name="Absatz-Standardschriftart" style:family="text">
      <style:text-properties style:font-name="Liberation Sans" fo:font-size="11pt" style:font-size-asian="11pt" style:font-size-complex="11pt"/>
    </style:style>
    <style:style style:name="T24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242" style:parent-style-name="Absatz-Standardschriftart" style:family="text">
      <style:text-properties fo:color="#7030A0" fo:font-size="14pt" style:font-size-asian="14pt" style:font-size-complex="14pt"/>
    </style:style>
    <style:style style:name="P243" style:parent-style-name="Standard" style:family="paragraph">
      <style:text-properties fo:language="en" fo:country="US"/>
    </style:style>
    <style:style style:name="P244" style:parent-style-name="Standard" style:family="paragraph">
      <style:paragraph-properties fo:line-height="150%"/>
    </style:style>
    <style:style style:name="T2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6" style:parent-style-name="Absatz-Standardschriftart" style:family="text">
      <style:text-properties style:font-name="Liberation Sans" fo:font-size="11pt" style:font-size-asian="11pt" style:font-size-complex="11pt"/>
    </style:style>
    <style:style style:name="T247" style:parent-style-name="Absatz-Standardschriftart" style:family="text">
      <style:text-properties style:font-name="Liberation Sans" fo:font-size="11pt" style:font-size-asian="11pt" style:font-size-complex="11pt"/>
    </style:style>
    <style:style style:name="P248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49" style:parent-style-name="Standard" style:family="paragraph">
      <style:paragraph-properties fo:line-height="150%"/>
    </style:style>
    <style:style style:name="T250" style:parent-style-name="Absatz-Standardschriftart" style:family="text">
      <style:text-properties style:font-name="Liberation Sans" fo:font-size="11pt" style:font-size-asian="11pt" style:font-size-complex="11pt"/>
    </style:style>
    <style:style style:name="T2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2" style:parent-style-name="Absatz-Standardschriftart" style:family="text">
      <style:text-properties style:font-name="Liberation Sans" fo:font-size="11pt" style:font-size-asian="11pt" style:font-size-complex="11pt"/>
    </style:style>
    <style:style style:name="T253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2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6" style:parent-style-name="Absatz-Standardschriftart" style:family="text">
      <style:text-properties style:font-name="Liberation Sans" fo:font-size="11pt" style:font-size-asian="11pt" style:font-size-complex="11pt"/>
    </style:style>
    <style:style style:name="P257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58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59" style:parent-style-name="Standard" style:family="paragraph">
      <style:paragraph-properties fo:line-height="150%"/>
    </style:style>
    <style:style style:name="T260" style:parent-style-name="Absatz-Standardschriftart" style:family="text">
      <style:text-properties style:font-name="Liberation Sans" fo:font-size="11pt" style:font-size-asian="11pt" style:font-size-complex="11pt"/>
    </style:style>
    <style:style style:name="T261" style:parent-style-name="Absatz-Standardschriftart" style:family="text">
      <style:text-properties style:font-name="Liberation Sans" fo:font-size="11pt" style:font-size-asian="11pt" style:font-size-complex="11pt"/>
    </style:style>
    <style:style style:name="T262" style:parent-style-name="Absatz-Standardschriftart" style:family="text">
      <style:text-properties style:font-name="Liberation Sans" fo:font-size="11pt" style:font-size-asian="11pt" style:font-size-complex="11pt"/>
    </style:style>
    <style:style style:name="T263" style:parent-style-name="Absatz-Standardschriftart" style:family="text">
      <style:text-properties style:font-name="Liberation Sans" fo:font-size="11pt" style:font-size-asian="11pt" style:font-size-complex="11pt"/>
    </style:style>
    <style:style style:name="T264" style:parent-style-name="Absatz-Standardschriftart" style:family="text">
      <style:text-properties style:font-name="Liberation Sans" fo:font-size="11pt" style:font-size-asian="11pt" style:font-size-complex="11pt"/>
    </style:style>
    <style:style style:name="T265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266" style:parent-style-name="Absatz-Standardschriftart" style:family="text">
      <style:text-properties style:font-name="Liberation Sans" fo:font-size="11pt" style:font-size-asian="11pt" style:font-size-complex="11pt"/>
    </style:style>
    <style:style style:name="P267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68" style:parent-style-name="Standard" style:family="paragraph">
      <style:paragraph-properties fo:line-height="150%"/>
    </style:style>
    <style:style style:name="T269" style:parent-style-name="Absatz-Standardschriftart" style:family="text">
      <style:text-properties style:font-name="Liberation Sans" fo:font-size="11pt" style:font-size-asian="11pt" style:font-size-complex="11pt"/>
    </style:style>
    <style:style style:name="T270" style:parent-style-name="Absatz-Standardschriftart" style:family="text">
      <style:text-properties style:font-name="Liberation Sans" fo:font-size="11pt" style:font-size-asian="11pt" style:font-size-complex="11pt"/>
    </style:style>
    <style:style style:name="T271" style:parent-style-name="Absatz-Standardschriftart" style:family="text">
      <style:text-properties style:font-name="Liberation Sans" fo:font-size="11pt" style:font-size-asian="11pt" style:font-size-complex="11pt"/>
    </style:style>
    <style:style style:name="T272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273" style:parent-style-name="Absatz-Standardschriftart" style:family="text">
      <style:text-properties style:font-name="Liberation Sans" fo:font-size="11pt" style:font-size-asian="11pt" style:font-size-complex="11pt"/>
    </style:style>
    <style:style style:name="T274" style:parent-style-name="Absatz-Standardschriftart" style:family="text">
      <style:text-properties style:font-name="Liberation Sans" fo:font-size="11pt" style:font-size-asian="11pt" style:font-size-complex="11pt"/>
    </style:style>
    <style:style style:name="P275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/>
    </style:style>
    <style:style style:name="P276" style:parent-style-name="Standard" style:family="paragraph">
      <style:paragraph-properties fo:line-height="150%" fo:margin-left="0.25in">
        <style:tab-stops/>
      </style:paragraph-properties>
    </style:style>
    <style:style style:name="T27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/>
    </style:style>
    <style:style style:name="T278" style:parent-style-name="Absatz-Standardschriftart" style:family="text">
      <style:text-properties style:font-name="Liberation Sans" fo:color="#000000" fo:font-size="11pt" style:font-size-asian="11pt" style:font-size-complex="11pt"/>
    </style:style>
    <style:style style:name="T279" style:parent-style-name="Absatz-Standardschriftart" style:family="text">
      <style:text-properties style:font-name="Liberation Sans" fo:color="#000000" fo:font-size="11pt" style:font-size-asian="11pt" style:font-size-complex="11pt"/>
    </style:style>
    <style:style style:name="P280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81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282" style:parent-style-name="Listenabsatz" style:list-style-name="WWNum10" style:family="paragraph">
      <style:paragraph-properties fo:line-height="150%"/>
    </style:style>
    <style:style style:name="T283" style:parent-style-name="Absatz-Standardschriftart" style:family="text">
      <style:text-properties style:font-name="Liberation Sans" fo:font-size="11pt" style:font-size-asian="11pt" style:font-size-complex="11pt"/>
    </style:style>
    <style:style style:name="T284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285" style:parent-style-name="Absatz-Standardschriftart" style:family="text">
      <style:text-properties style:font-name="Liberation Sans" fo:font-size="11pt" style:font-size-asian="11pt" style:font-size-complex="11pt"/>
    </style:style>
    <style:style style:name="T286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287" style:parent-style-name="Absatz-Standardschriftart" style:family="text">
      <style:text-properties style:font-name="Liberation Sans" fo:font-size="11pt" style:font-size-asian="11pt" style:font-size-complex="11pt"/>
    </style:style>
    <style:style style:name="T288" style:parent-style-name="Absatz-Standardschriftart" style:family="text">
      <style:text-properties style:font-name="Liberation Sans" fo:font-size="11pt" style:font-size-asian="11pt" style:font-size-complex="11pt"/>
    </style:style>
    <style:style style:name="T289" style:parent-style-name="Absatz-Standardschriftart" style:family="text">
      <style:text-properties style:font-name="Liberation Sans" fo:font-size="11pt" style:font-size-asian="11pt" style:font-size-complex="11pt"/>
    </style:style>
    <style:style style:name="P290" style:parent-style-name="Listenabsatz" style:list-style-name="WWNum10" style:family="paragraph">
      <style:paragraph-properties fo:line-height="150%"/>
    </style:style>
    <style:style style:name="T291" style:parent-style-name="Absatz-Standardschriftart" style:family="text">
      <style:text-properties style:font-name="Liberation Sans" fo:font-size="11pt" style:font-size-asian="11pt" style:font-size-complex="11pt"/>
    </style:style>
    <style:style style:name="T292" style:parent-style-name="Absatz-Standardschriftart" style:family="text">
      <style:text-properties style:font-name="Liberation Sans" fo:font-size="11pt" style:font-size-asian="11pt" style:font-size-complex="11pt"/>
    </style:style>
    <style:style style:name="T293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294" style:parent-style-name="Absatz-Standardschriftart" style:family="text">
      <style:text-properties style:font-name="Liberation Sans" fo:font-size="11pt" style:font-size-asian="11pt" style:font-size-complex="11pt"/>
    </style:style>
    <style:style style:name="T295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296" style:parent-style-name="Absatz-Standardschriftart" style:family="text">
      <style:text-properties style:font-name="Liberation Sans" fo:font-size="11pt" style:font-size-asian="11pt" style:font-size-complex="11pt"/>
    </style:style>
    <style:style style:name="P297" style:parent-style-name="Listenabsatz" style:list-style-name="WWNum10" style:family="paragraph">
      <style:paragraph-properties fo:line-height="150%"/>
    </style:style>
    <style:style style:name="T298" style:parent-style-name="Absatz-Standardschriftart" style:family="text">
      <style:text-properties style:font-name="Liberation Sans" fo:font-size="11pt" style:font-size-asian="11pt" style:font-size-complex="11pt"/>
    </style:style>
    <style:style style:name="T299" style:parent-style-name="Absatz-Standardschriftart" style:family="text">
      <style:text-properties style:font-name="Liberation Sans" fo:font-size="11pt" style:font-size-asian="11pt" style:font-size-complex="11pt"/>
    </style:style>
    <style:style style:name="T300" style:parent-style-name="Absatz-Standardschriftart" style:family="text">
      <style:text-properties style:font-name="Liberation Sans" fo:font-size="11pt" style:font-size-asian="11pt" style:font-size-complex="11pt"/>
    </style:style>
    <style:style style:name="P301" style:parent-style-name="Standard" style:family="paragraph">
      <style:paragraph-properties fo:line-height="150%"/>
    </style:style>
    <style:style style:name="T302" style:parent-style-name="Absatz-Standardschriftart" style:family="text">
      <style:text-properties style:font-name="Liberation Sans" fo:font-size="11pt" style:font-size-asian="11pt" style:font-size-complex="11pt"/>
    </style:style>
    <style:style style:name="T303" style:parent-style-name="Absatz-Standardschriftart" style:family="text">
      <style:text-properties style:font-name="Liberation Sans" fo:font-weight="bold" style:font-weight-asian="bold" fo:font-size="11pt" style:font-size-asian="11pt" style:font-size-complex="11pt"/>
    </style:style>
    <style:style style:name="T304" style:parent-style-name="Absatz-Standardschriftart" style:family="text">
      <style:text-properties style:font-name="Liberation Sans" fo:font-size="11pt" style:font-size-asian="11pt" style:font-size-complex="11pt"/>
    </style:style>
    <style:style style:name="T305" style:parent-style-name="Absatz-Standardschriftart" style:family="text">
      <style:text-properties style:font-name="Liberation Sans" fo:font-size="11pt" style:font-size-asian="11pt" style:font-size-complex="11pt"/>
    </style:style>
    <style:style style:name="P306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/>
    </style:style>
  </office:automatic-styles>
  <office:body>
    <office:text text:use-soft-page-breaks="true">
      <text:p text:style-name="P1"><text:span text:style-name="T2"><text:s text:c="8"/></text:span><text:span text:style-name="T3"><text:s/>2. General<text:s/></text:span><text:span text:style-name="T4">Settings for</text:span><text:span text:style-name="T5"><text:s/>Full Closed Loop</text:span><text:span text:style-name="T6"><text:s text:c="2"/></text:span><text:span text:style-name="T7"><text:s text:c="2"/>V.1</text:span><text:span text:style-name="T8">6</text:span></text:p>
      <text:p text:style-name="P9"/>
      <text:p text:style-name="P10">When in HCL,<text:s/>big boli were given<text:s/>by the user,<text:s/>and<text:s/>the loop had no business to give big ones on top. But this is fundamentally different<text:s/>now.<text:s/></text:p>
      <text:p text:style-name="P11"/>
      <text:p text:style-name="P12"><text:span text:style-name="T13">So, first we must<text:s/></text:span><text:span text:style-name="T14">enable our loop to overcome the narrow safety restrictions for SMB sizes</text:span><text:span text:style-name="T15"><text:s/>that were appropriate in HCL.</text:span></text:p>
      <text:p text:style-name="Standard"/>
      <text:p text:style-name="P16"><text:span text:style-name="T17">2.1 <text:s/>SMB Range Extention<text:s/></text:span><text:span text:style-name="T18"><text:line-break/></text:span><text:span text:style-name="T19"><text:s text:c="6"/></text:span><text:span text:style-name="T20">(preferences/OpenAPS SMB/autoISF settings/smb delivery settings/smb_max_range_extension)</text:span></text:p>
      <text:p text:style-name="P21"/>
      <text:p text:style-name="P22">Full Looping requires bigger SMB sizes. Setting 120 minutes of basal as max. SMB size as enabled in AAPS Master will rarely suffice.<text:s/></text:p>
      <text:p text:style-name="P23"><text:span text:style-name="T24">In<text:s/></text:span><text:span text:style-name="T25">AAPS Preferences/OpenAPS SMB/autoISF settings/smb delivery settings</text:span><text:span text:style-name="T26">,<text:s/></text:span><text:span text:style-name="T27"><text:s/>set SMB/UAM max range extention (</text:span><text:span text:style-name="T28">smb_max_range_extension</text:span><text:span text:style-name="T29">) to 2.0</text:span><text:span text:style-name="T30">. That doubles the allowed max. size, for a start.</text:span></text:p>
      <text:p text:style-name="P31"><text:span text:style-name="T32">Even better, you could determine an estimate for your in</text:span><text:span text:style-name="T33">itial setting<text:s/></text:span><text:span text:style-name="T34">using the</text:span><text:span text:style-name="T35"><text:s/></text:span><text:span text:style-name="T36">profile helper in<text:s/></text:span><text:span text:style-name="T37">section 4.6</text:span><text:span text:style-name="T38"><text:s/></text:span><text:span text:style-name="T39">(if already launched…. Prior, you can proceed as in<text:s/></text:span><text:span text:style-name="T40">the following<text:s/></text:span><text:span text:style-name="T41">description, I will use the symbol,</text:span><text:span text:style-name="T42"><text:s/></text:span><text:span text:style-name="T43">…..</text:span><text:span text:style-name="T44"><text:s/></text:span><text:span text:style-name="T45">, to denote where you would use<text:s/></text:span><text:span text:style-name="T46">your</text:span><text:span text:style-name="T47"><text:s/>numbers.</text:span><text:span text:style-name="T48"><text:s/></text:span><text:span text:style-name="T49">My numbers that I use for the same situation will be in parentheses (U)</text:span><text:span text:style-name="T50">.<text:s/></text:span><text:span text:style-name="T51"><text:s text:c="114"/></text:span></text:p>
      <text:p text:style-name="P52"><text:span text:style-name="T53">I</text:span><text:span text:style-name="T54">n full loop, you want to get at least half of our required meal bolus in 10 minutes, through 2 SMBs. <text:s/>To do that, you need<text:s/></text:span><text:span text:style-name="T55">.....</text:span><text:span text:style-name="T56"><text:s/>U<text:s/></text:span><text:span text:style-name="T57">(2 U)</text:span><text:span text:style-name="T58"><text:s/>per</text:span><text:span text:style-name="T59"><text:s/>SMB on average, and because the bolus sizes tend not to be equal when requested by the Loop, you should have at least<text:s/></text:span><text:span text:style-name="T60">.</text:span><text:span text:style-name="T61">....</text:span><text:span text:style-name="T62"><text:s/>U<text:s/></text:span><text:span text:style-name="T63">(3 U)</text:span><text:span text:style-name="T64"><text:s/>as the allowable SMB size. Your hourly basal is around<text:s/></text:span><text:span text:style-name="T65">.....</text:span><text:span text:style-name="T66"><text:s/></text:span><text:span text:style-name="T67">U<text:s/></text:span><text:span text:style-name="T68">(0.6 U),</text:span><text:span text:style-name="T69"><text:s/>i.e. AAPS Master will allow a max. 2 times that hou</text:span><text:span text:style-name="T70">rly basal which =</text:span><text:span text:style-name="T71"><text:s/></text:span><text:span text:style-name="T72">.....</text:span><text:span text:style-name="T73"><text:s/></text:span><text:span text:style-name="T74">U<text:s/></text:span><text:span text:style-name="T75">(1.2 U)</text:span><text:span text:style-name="T76"><text:s/>per SMB, because of the max min of basal setting’s max 120 min. size limitation.</text:span><text:span text:style-name="T77">)</text:span></text:p>
      <text:p text:style-name="P78"/>
      <text:p text:style-name="P79">To avoid the<text:s/>requested<text:s/>SMBs<text:s/>reduced<text:s/>in size<text:s/>by safety settings, you<text:s/>need to make further setting adjustments in AAPS/ Preferences:</text:p>
      <text:p text:style-name="P80"/>
      <text:p text:style-name="P81"><text:span text:style-name="T82"><text:s text:c="7"/>2.2 <text:s text:c="3"/>Max and Min autoISF Ratio</text:span><text:span text:style-name="T83"><text:line-break/></text:span><text:span text:style-name="T84"><text:s text:c="16"/></text:span><text:span text:style-name="T85">(preferences/OpenAPS SMB/autoISF settings/autoISF_min and autoISF_max)</text:span></text:p>
      <text:p text:style-name="P86"/>
      <text:p text:style-name="P87"><text:span text:style-name="T88">Set<text:s/></text:span><text:span text:style-name="T89">autoISF_max</text:span><text:span text:style-name="T90"><text:s/>= 2.0 <text:s/>(This a</text:span><text:span text:style-name="T91">llows up to doubling of ISF aggressiveness if "requested by the weights"</text:span><text:span text:style-name="T92"><text:s/>(see<text:s/></text:span><text:span text:style-name="T93">section 4</text:span><text:span text:style-name="T94">). Y</text:span><text:span text:style-name="T95">ou can<text:s/></text:span><text:span text:style-name="T96">sharpen<text:s/></text:span><text:span text:style-name="T97">further,<text:s/></text:span><text:span text:style-name="T98">later</text:span><text:span text:style-name="T99">.</text:span></text:p>
      <text:p text:style-name="P100"><text:span text:style-name="T101">For situations of reduced insulin sensitivity, you must specify, in your settings (preferences)<text:s/></text:span><text:span text:style-name="T102">also<text:s/></text:span><text:span text:style-name="T103">what your lower limit<text:s/></text:span><text:span text:style-name="T104">(for</text:span><text:span text:style-name="T105"><text:s/>weakening of ISF, compared to pr</text:span><text:span text:style-name="T106">ofile</text:span><text:span text:style-name="T107">_</text:span><text:span text:style-name="T108">ISF</text:span><text:span text:style-name="T109">)</text:span><text:span text:style-name="T110"><text:s/>may be. <text:s text:c="46"/></text:span><text:span text:style-name="T111">autoISF_min</text:span><text:span text:style-name="T112"><text:s/>should be set to 0.5, or even lower.</text:span></text:p>
      <text:p text:style-name="P113"/>
      <text:soft-page-break/>
      <text:p text:style-name="P114"><text:span text:style-name="T115"><text:s text:c="5"/>2.3 <text:s/>SMB Delivery Ratio</text:span><text:span text:style-name="T116"><text:line-break/></text:span><text:span text:style-name="T117"><text:s text:c="12"/></text:span><text:span text:style-name="T118">(preferences/OpenAPS SMB/autoISF settings/smb delivery settings/smb_delivery_ratio)</text:span></text:p>
      <text:p text:style-name="P119"/>
      <text:p text:style-name="P120"><text:span text:style-name="T121">Increase fixed<text:s/></text:span><text:span text:style-name="T122">s</text:span><text:span text:style-name="T123">mb_delivery_ratio</text:span><text:span text:style-name="T124"><text:s/>from 0.5 to 0.6. This results in the algorithm generally demanding 20% more insulin (in the calculation it does every 5 minutes). This can be sharpened significantly more (going toward 1.0),later.</text:span></text:p>
      <text:p text:style-name="P125"><text:span text:style-name="T126">The<text:s/></text:span><text:span text:style-name="T127">smb_delivery_ratio</text:span><text:span text:style-name="T128"><text:s/></text:span><text:span text:style-name="T129">can also be set dy</text:span><text:span text:style-name="T130">namically (changing with glucose level). This seems a feature geared more towards hybrid closed loop applications.</text:span></text:p>
      <text:p text:style-name="P131"/>
      <text:p text:style-name="P132"><text:span text:style-name="T133">If you have an extremely low hourly basal rate, you may have to use a higher range extension along with adjusting settings such as<text:s/></text:span><text:span text:style-name="T134">bgAccel_IS</text:span><text:span text:style-name="T135">F_weight</text:span><text:span text:style-name="T136">, as discussed<text:s/></text:span><text:span text:style-name="T137">in<text:s/></text:span><text:span text:style-name="T138">section 4.2</text:span></text:p>
      <text:p text:style-name="Standard"/>
      <text:p text:style-name="P139"><text:span text:style-name="T140">2.4 <text:s/>Safety Against too Aggressive Settings: iobTH</text:span></text:p>
      <text:p text:style-name="P141"/>
      <text:p text:style-name="P142">A safety net is needed because autoISF shoots big SMBs at rising glucose levels,<text:s/>and you do not<text:s/>want to<text:s/>bounce into the ultimate iobMAX safety setting too often.<text:s/></text:p>
      <text:p text:style-name="P143"/>
      <text:p text:style-name="P144">Therefore we install<text:s/>an iob threshold (iobTH) which, when, and as long as,<text:s/>exceeded, shuts SMBs off.</text:p>
      <text:p text:style-name="P145">autoISF 3.0 totally changes how iobTH is accessed and modulated. (Before it had been done via an Automation).</text:p>
      <text:p text:style-name="P146"><text:span text:style-name="T147">iobTH is now a parameter in<text:s/></text:span><text:span text:style-name="T148">AAPS preferences</text:span><text:span text:style-name="T149">, defined there as fraction of your set</text:span><text:span text:style-name="T150"><text:s/>maxIOB:</text:span></text:p>
      <text:p text:style-name="P151">/OpenAPS_SMB/autoISF_settings/Full_Loop_settings: iob_threshold_percent,</text:p>
      <text:p text:style-name="P152"/>
      <text:p text:style-name="P153"><text:span text:style-name="T154">First, check whether your maxIOB is set reasonably</text:span><text:span text:style-name="T155">,<text:s/></text:span><text:span text:style-name="T156">near the max level<text:s/></text:span><text:span text:style-name="T157">of iob<text:s/></text:span><text:span text:style-name="T158">you</text:span><text:span text:style-name="T159"><text:s/>had ever<text:s/></text:span><text:span text:style-name="T160">needed</text:span><text:span text:style-name="T161"><text:s/></text:span><text:span text:style-name="T162">in your past</text:span><text:span text:style-name="T163"><text:s/>looping history</text:span><text:span text:style-name="T164">; for instance 10 U</text:span><text:span text:style-name="T165">.</text:span></text:p>
      <text:p text:style-name="P166"/>
      <text:p text:style-name="P167"><text:span text:style-name="T168">Then look at your meal spectrum, an</text:span><text:span text:style-name="T169">d what bolus size, and iob level (including SMBs) was useful in high carb meals to control your glucose (</text:span><text:span text:style-name="T170">for instance 8 U</text:span><text:span text:style-name="T171">).</text:span></text:p>
      <text:p text:style-name="P172"/>
      <text:p text:style-name="P173"><text:span text:style-name="T174">Then assume you want to approach no more than about 75% of that level by rapid SMB „fire“, after a meal related bg rise is seen (</text:span><text:span text:style-name="T175">6 U</text:span><text:span text:style-name="T176">).</text:span></text:p>
      <text:p text:style-name="P177"/>
      <text:p text:style-name="P178"><text:span text:style-name="T179">That gives you the iob_threshold_percent to enter = desired SMB amount / iobMAX (</text:span><text:span text:style-name="T180">In the example it would be 0.6<text:s/></text:span><text:span text:style-name="T181">).</text:span></text:p>
      <text:p text:style-name="P182"/>
      <text:p text:style-name="P183"><text:span text:style-name="T184">In<text:s/></text:span><text:span text:style-name="T185">section 4.6</text:span><text:span text:style-name="T186"><text:s/></text:span><text:span text:style-name="T187">you find<text:s/></text:span><text:span text:style-name="T188">(if already launched)</text:span><text:span text:style-name="T189"><text:s/></text:span><text:span text:style-name="T190">a profile helper to guide you through your calculation.<text:s/></text:span></text:p>
      <text:p text:style-name="P191"/>
      <text:p text:style-name="P192">Note that</text:p>
      <text:list text:style-name="WWNum10">
        <text:list-item>
          <text:p text:style-name="P193">the last SMB given can exceed that level by max +30% of the active iobTH.<text:s/></text:p>
        </text:list-item>
        <text:list-item>
          <text:p text:style-name="P194">thereafter (until iob falls below iobTH) only %TBRs<text:s/>supply more insulin, if calculated as still required.</text:p>
        </text:list-item>
        <text:list-item>
          <text:p text:style-name="P195"><text:span text:style-name="T196">in low carb meals, that iobTH level should not be reached =&gt; the autoISF parameters („weights“) need to be tuned carefully, so SMB sizes are<text:s/></text:span><text:span text:style-name="T197">not always</text:span><text:span text:style-name="T198"><text:s/>huge and bounce against the iobTH restriction, but</text:span><text:span text:style-name="T199"><text:s/>show different behaviour for different meals</text:span></text:p>
        </text:list-item>
        <text:list-item>
          <text:p text:style-name="P200"><text:span text:style-name="T201">autoISF 3.0 contains a function to<text:s/></text:span><text:span text:style-name="T202">auto-adjust</text:span><text:span text:style-name="T203"><text:s/>iobTH with TT set</text:span><text:span text:style-name="T204">: Dynamic iobTH,<text:s/></text:span><text:span text:style-name="T205">see<text:s/></text:span><text:span text:style-name="T206">section</text:span><text:span text:style-name="T207">s</text:span><text:span text:style-name="T208"><text:s/>3.3</text:span><text:span text:style-name="T209"><text:s/></text:span><text:span text:style-name="T210">and</text:span><text:span text:style-name="T211"><text:s/></text:span><text:span text:style-name="T212">6.1</text:span><text:span text:style-name="T213">.</text:span></text:p>
        </text:list-item>
      </text:list>
      <text:p text:style-name="P214"/>
      <text:p text:style-name="P215"><text:span text:style-name="T216">Note</text:span><text:span text:style-name="T217">:</text:span><text:span text:style-name="T218"><text:s/></text:span><text:span text:style-name="T219">Shutting off SMBs due to iobTH does<text:s/></text:span><text:span text:style-name="T220">not</text:span><text:span text:style-name="T221"><text:s/>rely on an odd TT or target running -<text:s/></text:span><text:span text:style-name="T222">but the even/odd logicis<text:s/></text:span><text:span text:style-name="T223">remains</text:span><text:span text:style-name="T224"><text:s/>useful in different contexts than iobTH. <text:s text:c="22"/></text:span></text:p>
      <text:p text:style-name="P225"><text:span text:style-name="T226">With older autoISF variants,</text:span><text:span text:style-name="T227"><text:s/>the odd TT SMB shut-off above iobTH in an Automation had been a bridging solution<text:s/></text:span></text:p>
      <text:p text:style-name="P228"/>
      <text:p text:style-name="P229">All above discussed settings must be made<text:s/>in AAPS/preferences.</text:p>
      <text:p text:style-name="P230"/>
      <text:p text:style-name="P231"><text:span text:style-name="T232">To enable going into FCL mode, additional settings must be made in /preferences/SMB/autoISF, as discussed in detail in<text:s/></text:span><text:span text:style-name="T233">sections 3-4.</text:span></text:p>
      <text:p text:style-name="P234"/>
      <text:p text:style-name="P235"><text:span text:style-name="T236">Once all this set-up is in place, you can enter/exit FCL (for initial tuning or for everyday utilizat</text:span><text:span text:style-name="T237">ion) via just tapping on the green/violet closed loop icon<text:s/></text:span><text:span text:style-name="T238">(if already launched)</text:span><text:span text:style-name="T239"><text:s/></text:span><text:span text:style-name="T240">of your AAPS main screen<text:s/></text:span><text:span text:style-name="T241">(else must do it in AAPS/Preferences/OpenAPS SMB/autoISF).</text:span></text:p>
      <text:p text:style-name="Standard"/>
      <text:p text:style-name="Standard"><text:span text:style-name="T242"><text:s text:c="19"/>2.5 EatingSoon TT ?</text:span></text:p>
      <text:p text:style-name="P243"/>
      <text:p text:style-name="P244"><text:span text:style-name="T245">Your</text:span><text:span text:style-name="T246"><text:s/>FCL works best if you start meals at below-target glucose values, and ideally have a bit of positive iob at meal start. Also,</text:span><text:span text:style-name="T247"><text:s/>a low temp. glucose target helps making SMBs (that „aim at it“) a bit bigger.</text:span></text:p>
      <text:p text:style-name="P248"/>
      <text:p text:style-name="P249"><text:span text:style-name="T250">Setting an</text:span><text:span text:style-name="T251"><text:s/>EatingSoonTT</text:span><text:span text:style-name="T252"><text:s/>well ahead of meal start<text:s/></text:span><text:span text:style-name="T253">can</text:span><text:span text:style-name="T254"><text:s/></text:span><text:span text:style-name="T255">therefore</text:span><text:span text:style-name="T256"><text:s/>be an excellent idea.</text:span></text:p>
      <text:p text:style-name="P257">However, if (as to be expected) your loop anyways always regulates you down to near-target,<text:s/>the effect from setting an EatingSoonTT will be limited.</text:p>
      <text:p text:style-name="P258"/>
      <text:p text:style-name="P259"><text:span text:style-name="T260">The good news therefore is</text:span><text:span text:style-name="T261">:</text:span><text:span text:style-name="T262"><text:s/></text:span><text:span text:style-name="T263">S</text:span><text:span text:style-name="T264">etting an<text:s/></text:span><text:span text:style-name="T265">EatingSoonTT is not required<text:s/></text:span><text:span text:style-name="T266">for autoISF FCL.</text:span></text:p>
      <text:p text:style-name="P267"/>
      <text:p text:style-name="P268"><text:span text:style-name="T269">Note that the goal of having a low glucose target to aim at can also be achieved without setting an EatingSoonT</text:span><text:span text:style-name="T270">T,<text:s/></text:span><text:span text:style-name="T271">by automatically setting a low TT just around the time when your loop gives first SMBs. For this you can define an<text:s/></text:span><text:span text:style-name="T272">Automation</text:span><text:span text:style-name="T273"><text:s/>like: CONDITIONS: likely meal time of day + 1st sign of a beginning meal + iob under … U (to kick in only in initial phase) +<text:s/></text:span><text:span text:style-name="T274">no TT running <text:s/>ACTION: set TT=~74 <text:s/>for ~30 minutes</text:span></text:p>
      <text:p text:style-name="P275"/>
      <text:p text:style-name="P276"><text:span text:style-name="T277">Note for users of previous autoISF versions:</text:span><text:span text:style-name="T278"><text:s/>You do not need the other Automation any longer, that previously was needed to shut off EatingSoonTT before iobTH is reached. autoISF 3.0 ff integrates iobTH a</text:span><text:span text:style-name="T279">nd the associated temp. SMB shut-off into the algorithm, rather than requiring yet another user Automation for that.</text:span></text:p>
      <text:p text:style-name="P280"/>
      <text:p text:style-name="P281">You might prefer working with a pre-set low<text:s/>profile<text:s/>target (especially<text:s/>in case you often experience elevated glucose levels before<text:s/>the respective<text:s/>meal time<text:s/>slot):</text:p>
      <text:list text:style-name="WWNum10" text:continue-numbering="true">
        <text:list-item>
          <text:p text:style-name="P282"><text:span text:style-name="T283">If you have relatively fixed meal time slots in the 24 hours of the day, you could set the<text:s/></text:span><text:span text:style-name="T284">target glucose</text:span><text:span text:style-name="T285"><text:s/>values<text:s/></text:span><text:span text:style-name="T286">in your profile</text:span><text:span text:style-name="T287"><text:s/>accordingly. So e.g. 11-15h target 76 if you almost always start a lunch between 1</text:span><text:span text:style-name="T288">1</text:span><text:span text:style-name="T289">:45 and 14:30h.</text:span></text:p>
        </text:list-item>
        <text:list-item>
          <text:p text:style-name="P290"><text:span text:style-name="T291">If you have rather<text:s/></text:span><text:span text:style-name="T292">irregular habits, it is more worthwhile to<text:s/></text:span><text:span text:style-name="T293">manually</text:span><text:span text:style-name="T294"><text:s/>set an<text:s/></text:span><text:span text:style-name="T295">EatingSoonTT<text:s/></text:span><text:span text:style-name="T296">(which is quite time-uncritical) well before the start of a meal, or even (latest) when the first SMB is about to be triggered by your loop.</text:span></text:p>
        </text:list-item>
        <text:list-item>
          <text:p text:style-name="P297"><text:span text:style-name="T298">As eluded to above, if your glucose is not elevated as you approach the meal (this should be the norm), you do not have to bother with settin</text:span><text:span text:style-name="T299">g</text:span><text:span text:style-name="T300"><text:s/>an EatingSoonTT at all. Just have the afore-mentioned Automation help optimize initial SMB sizes.</text:span></text:p>
        </text:list-item>
      </text:list>
      <text:p text:style-name="P301"><text:span text:style-name="T302">FCL works in principle also<text:s/></text:span><text:span text:style-name="T303">without</text:span><text:span text:style-name="T304"><text:s/>setting</text:span><text:span text:style-name="T305"><text:s/>an EatingSoonTT. Try for yourself whether you loose any performance via the totally hands-off way.</text:span></text:p>
      <text:p text:style-name="P3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70" style:display-name="ListLabel 70" style:family="text">
      <style:text-properties style:font-name-complex="F" fo:font-weight="bold" style:font-weight-asian="bold" fo:font-size="12pt" style:font-size-asian="12pt"/>
    </style:style>
    <style:style style:name="ListLabel71" style:display-name="ListLabel 71" style:family="text">
      <style:text-properties style:font-name-complex="Courier New" fo:font-weight="bold" style:font-weight-asian="bold" fo:font-size="12pt" style:font-size-asian="12pt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 fo:font-weight="bold" style:font-weight-asian="bold" fo:font-size="12pt" style:font-size-asian="12pt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 fo:font-weight="bold" style:font-weight-asian="bold" fo:font-size="12pt" style:font-size-asian="12pt"/>
    </style:style>
    <style:style style:name="ListLabel78" style:display-name="ListLabel 78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WW_CharLFO2LVL1" style:family="text">
      <style:text-properties style:font-name="Symbol" style:font-name-complex="F" fo:font-weight="bold" style:font-weight-asian="bold" fo:font-size="12pt" style:font-size-asian="12pt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text:linenumbering-configuration text:increment="1" text:offset="0.1965in" text:restart-on-page="false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3-12-04T21:33:00Z</meta:creation-date>
    <dc:date>2023-12-04T21:33:00Z</dc:date>
    <meta:template xlink:href="Normal.dotm" xlink:type="simple"/>
    <meta:editing-cycles>2</meta:editing-cycles>
    <meta:editing-duration>PT0S</meta:editing-duration>
    <meta:document-statistic meta:page-count="4" meta:paragraph-count="15" meta:word-count="1095" meta:character-count="7980" meta:row-count="57" meta:non-whitespace-character-count="6900"/>
  </office:meta>
</office:document-meta>
</file>